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Rounded MT Bold" svg:font-family="'Arial Rounded MT Bold', sans-serif"/>
    <style:font-face style:name="Bauhaus 93" svg:font-family="'Bauhaus 93'"/>
    <style:font-face style:name="Cambria" svg:font-family="Cambria, serif"/>
    <style:font-face style:name="Lohit Devanagari1" svg:font-family="'Lohit Devanagari'"/>
    <style:font-face style:name="Times New Roman" svg:font-family="'Times New Roman', serif"/>
    <style:font-face style:name="Trebuchet MS" svg:font-family="'Trebuchet MS', Trebuchet, sans-serif"/>
    <style:font-face style:name="Wingdings" svg:font-family="Wingding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2" fo:widows="2"/>
      <style:text-properties loext:padding="0in" loext:border="none"/>
    </style:style>
    <style:style style:name="P2" style:family="paragraph" style:parent-style-name="Standard">
      <style:paragraph-properties fo:text-align="center" style:justify-single-word="false" fo:orphans="2" fo:widows="2"/>
      <style:text-properties style:font-name="Arial Rounded MT Bold" loext:padding="0in" loext:border="none"/>
    </style:style>
    <style:style style:name="P3" style:family="paragraph" style:parent-style-name="Standard">
      <style:paragraph-properties fo:orphans="2" fo:widows="2"/>
      <style:text-properties fo:font-variant="normal" fo:text-transform="none" fo:color="#bbbbbb" style:font-name="Trebuchet MS" fo:font-size="9.75pt" fo:letter-spacing="normal" fo:font-style="normal" fo:font-weight="normal"/>
    </style:style>
    <style:style style:name="P4" style:family="paragraph" style:parent-style-name="Standard">
      <style:paragraph-properties style:line-height-at-least="0.1874in" fo:orphans="2" fo:widows="2"/>
      <style:text-properties fo:font-variant="normal" fo:text-transform="none" fo:color="#bbbbbb" style:font-name="Trebuchet MS" fo:font-size="9.75pt" fo:letter-spacing="normal" fo:font-style="normal" fo:font-weight="normal"/>
    </style:style>
    <style:style style:name="P5" style:family="paragraph" style:parent-style-name="Standard">
      <style:paragraph-properties style:line-height-at-least="0.198in" fo:orphans="2" fo:widows="2"/>
      <style:text-properties fo:font-variant="normal" fo:text-transform="none" fo:color="#bbbbbb" style:font-name="Trebuchet MS" fo:font-size="9.75pt" fo:letter-spacing="normal" fo:font-style="normal" fo:font-weight="normal"/>
    </style:style>
    <style:style style:name="P6" style:family="paragraph" style:parent-style-name="Standard">
      <style:paragraph-properties style:line-height-at-least="0.1874in" fo:orphans="2" fo:widows="2"/>
      <style:text-properties fo:font-variant="normal" fo:text-transform="none" fo:color="#bbbbbb" fo:letter-spacing="normal"/>
    </style:style>
    <style:style style:name="P7" style:family="paragraph" style:parent-style-name="Standard">
      <style:paragraph-properties style:line-height-at-least="0.198in" fo:orphans="2" fo:widows="2"/>
      <style:text-properties fo:font-variant="normal" fo:text-transform="none" fo:color="#bbbbbb" fo:letter-spacing="normal"/>
    </style:style>
    <style:style style:name="P8" style:family="paragraph" style:parent-style-name="Standard">
      <style:paragraph-properties style:line-height-at-least="0.1874in" fo:orphans="2" fo:widows="2"/>
      <style:text-properties fo:font-variant="normal" fo:text-transform="none" fo:color="#bbbbbb" style:font-name="Times New Roman" fo:font-size="12pt" fo:letter-spacing="normal" fo:font-style="normal" fo:font-weight="normal"/>
    </style:style>
    <style:style style:name="P9" style:family="paragraph" style:parent-style-name="Standard">
      <style:paragraph-properties style:line-height-at-least="0.1874in" fo:orphans="2" fo:widows="2"/>
      <style:text-properties fo:font-variant="normal" fo:text-transform="none" fo:color="#bbbbbb" style:font-name="Times New Roman" fo:font-size="12pt" fo:letter-spacing="normal" fo:font-style="normal" fo:font-weight="bold"/>
    </style:style>
    <style:style style:name="P10" style:family="paragraph" style:parent-style-name="Standard">
      <style:paragraph-properties style:line-height-at-least="0.1874in" fo:orphans="2" fo:widows="2"/>
      <style:text-properties fo:font-variant="normal" fo:text-transform="none" fo:color="#bbbbbb" style:font-name="Times New Roman" fo:font-size="12pt" fo:letter-spacing="normal" fo:font-style="italic" fo:font-weight="bold"/>
    </style:style>
    <style:style style:name="P11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bbbbbb" style:font-name="Bauhaus 93" fo:font-size="29pt" fo:letter-spacing="normal" fo:font-style="normal" fo:font-weight="bold" loext:padding="0in" loext:border="none"/>
    </style:style>
    <style:style style:name="P12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bbbbbb" style:font-name="Trebuchet MS" fo:font-size="9.75pt" fo:letter-spacing="normal" fo:font-style="normal" fo:font-weight="normal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bbbbbb" style:font-name="Trebuchet MS" fo:font-size="9.75pt" fo:letter-spacing="normal" fo:font-style="normal" fo:font-weight="normal"/>
    </style:style>
    <style:style style:name="P14" style:family="paragraph" style:parent-style-name="Standard">
      <style:paragraph-properties fo:margin-left="0in" fo:margin-right="0in" style:line-height-at-least="0.1874in" fo:orphans="2" fo:widows="2" fo:text-indent="0in" style:auto-text-indent="false"/>
      <style:text-properties fo:font-variant="normal" fo:text-transform="none" fo:color="#bbbbbb" style:font-name="Trebuchet MS" fo:font-size="9.75pt" fo:letter-spacing="normal" fo:font-style="normal" fo:font-weight="normal"/>
    </style:style>
    <style:style style:name="P15" style:family="paragraph" style:parent-style-name="Standard">
      <style:paragraph-properties fo:margin-left="0in" fo:margin-right="0in" style:line-height-at-least="0.198in" fo:orphans="2" fo:widows="2" fo:text-indent="0in" style:auto-text-indent="false"/>
      <style:text-properties fo:font-variant="normal" fo:text-transform="none" fo:color="#bbbbbb" style:font-name="Trebuchet MS" fo:font-size="9.75pt" fo:letter-spacing="normal" fo:font-style="normal" fo:font-weight="normal"/>
    </style:style>
    <style:style style:name="P16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bbbbbb" style:font-name="Arial Rounded MT Bold" fo:font-size="9.75pt" fo:letter-spacing="normal" fo:font-style="normal" fo:font-weight="normal"/>
    </style:style>
    <style:style style:name="P17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bbbbbb" style:font-name="Arial Rounded MT Bold" fo:font-size="9.75pt" fo:letter-spacing="normal" fo:font-style="normal" fo:font-weight="normal" loext:padding="0in" loext:border="none"/>
    </style:style>
    <style:style style:name="P18" style:family="paragraph" style:parent-style-name="Standard">
      <style:paragraph-properties fo:margin-left="0in" fo:margin-right="0in" style:line-height-at-least="0.1874in" fo:orphans="2" fo:widows="2" fo:text-indent="0in" style:auto-text-indent="false"/>
      <style:text-properties fo:font-variant="normal" fo:text-transform="none" fo:color="#bbbbbb" style:font-name="Times New Roman" fo:font-size="12pt" fo:letter-spacing="normal" fo:font-style="normal" fo:font-weight="normal"/>
    </style:style>
    <style:style style:name="P19" style:family="paragraph" style:parent-style-name="Standard">
      <style:paragraph-properties fo:margin-left="0in" fo:margin-right="0in" style:line-height-at-least="0.1874in" fo:orphans="2" fo:widows="2" fo:text-indent="0in" style:auto-text-indent="false"/>
      <style:text-properties fo:font-variant="normal" fo:text-transform="none" fo:color="#bbbbbb" style:font-name="Times New Roman" fo:font-size="12pt" fo:letter-spacing="normal" fo:font-style="normal" fo:font-weight="bold"/>
    </style:style>
    <style:style style:name="P20" style:family="paragraph" style:parent-style-name="Standard">
      <style:paragraph-properties fo:margin-left="0in" fo:margin-right="0in" style:line-height-at-least="0.1874in" fo:orphans="2" fo:widows="2" fo:text-indent="0in" style:auto-text-indent="false"/>
      <style:text-properties fo:font-variant="normal" fo:text-transform="none" fo:color="#bbbbbb" style:font-name="Times New Roman" fo:font-size="12pt" fo:letter-spacing="normal" fo:font-style="italic" fo:font-weight="bold"/>
    </style:style>
    <style:style style:name="P21" style:family="paragraph" style:parent-style-name="Standard">
      <style:paragraph-properties fo:margin-left="0in" fo:margin-right="0in" style:line-height-at-least="0.1874in" fo:orphans="2" fo:widows="2" fo:text-indent="0in" style:auto-text-indent="false"/>
      <style:text-properties fo:font-variant="normal" fo:text-transform="none" fo:color="#bbbbbb" fo:letter-spacing="normal"/>
    </style:style>
    <style:style style:name="P22" style:family="paragraph" style:parent-style-name="Standard">
      <style:paragraph-properties fo:margin-left="0in" fo:margin-right="0in" style:line-height-at-least="0.1874in" fo:orphans="2" fo:widows="2" fo:text-indent="0in" style:auto-text-indent="false"/>
      <style:text-properties fo:font-variant="normal" fo:text-transform="none" fo:color="#bbbbbb" style:font-name="Cambria" fo:font-size="12pt" fo:letter-spacing="normal" fo:font-style="italic" fo:font-weight="bold"/>
    </style:style>
    <style:style style:name="T1" style:family="text">
      <style:text-properties style:font-name="Times New Roman" fo:font-size="13pt" fo:font-weight="bold"/>
    </style:style>
    <style:style style:name="T2" style:family="text">
      <style:text-properties style:font-name="Times New Roman" fo:font-size="12pt"/>
    </style:style>
    <style:style style:name="T3" style:family="text">
      <style:text-properties style:font-name="Times New Roman" fo:font-size="12pt" fo:font-style="normal" fo:font-weight="normal"/>
    </style:style>
    <style:style style:name="T4" style:family="text">
      <style:text-properties style:font-name="Times New Roman" fo:font-size="12pt" fo:font-style="normal" fo:font-weight="bold"/>
    </style:style>
    <style:style style:name="T5" style:family="text">
      <style:text-properties style:font-name="Times New Roman" fo:font-size="12pt" fo:font-style="italic"/>
    </style:style>
    <style:style style:name="T6" style:family="text">
      <style:text-properties style:font-name="Times New Roman" fo:font-size="12pt" fo:font-style="italic" fo:font-weight="bold"/>
    </style:style>
    <style:style style:name="T7" style:family="text">
      <style:text-properties style:font-name="Times New Roman" fo:font-size="12pt" fo:font-weight="bold"/>
    </style:style>
    <style:style style:name="T8" style:family="text">
      <style:text-properties style:font-name="Arial Rounded MT Bold" fo:font-size="12pt" fo:font-style="normal" fo:font-weight="bold"/>
    </style:style>
    <style:style style:name="T9" style:family="text">
      <style:text-properties style:font-name="Arial Rounded MT Bold" fo:font-size="12pt" fo:font-weight="bold"/>
    </style:style>
    <style:style style:name="T10" style:family="text">
      <style:text-properties fo:font-style="italic"/>
    </style:style>
    <style:style style:name="T11" style:family="text">
      <style:text-properties style:font-name="Wingdings" fo:font-size="12pt"/>
    </style:style>
    <style:style style:name="T12" style:family="text">
      <style:text-properties style:font-name="Cambria" fo:font-size="13pt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ATA PERAYAAN IBADAT SABDA</text:p>
      <text:p text:style-name="P12"/>
      <text:p text:style-name="P16">Oleh:</text:p>
      <text:p text:style-name="P17">Vinsensius Morita Bayudita Eliananda (Yudith)</text:p>
      <text:p text:style-name="P2"/>
      <text:p text:style-name="P1"/>
      <text:p text:style-name="P13"/>
      <text:p text:style-name="P13"/>
      <text:p text:style-name="P3"><text:span text:style-name="T1">1.      Ritus pembuka</text:span></text:p>
      <text:p text:style-name="P13"/>
      <text:p text:style-name="P13"/>
      <text:p text:style-name="P6">     <text:span text:style-name="T8">Lagu pembuka</text:span></text:p>
      <text:p text:style-name="P19">(<text:span text:style-name="T10">dapat disesuaikan dengan situasi atau bertepatan dengan perayaan-perayaan pada tahun liturgi)</text:span></text:p>
      <text:p text:style-name="P21"> <text:span text:style-name="T8">Tanda Salib</text:span></text:p>
      <text:p text:style-name="P21">               <text:span text:style-name="T4">P : Marilah kita tandai diri kita dengan tanda kemenangan Kristus. </text:span></text:p>
      <text:p text:style-name="P19">Dalam Nama Bapa, dan Putera dan Roh Kudus</text:p>
      <text:p text:style-name="P21">               <text:span text:style-name="T3">U: Amin</text:span></text:p>
      <text:p text:style-name="P13"/>
      <text:p text:style-name="P6">    <text:span text:style-name="T8">Salam Pembuka</text:span></text:p>
      <text:p text:style-name="P9">P : Semoga Kasih karunia, dan damai sejahtera dari Allah Bapa dan dari Tuhan kita Yesus Kristus, selalu beserta kita.</text:p>
      <text:p text:style-name="P21">            <text:span text:style-name="T3">U : Sekarang dan selama-lamanya.</text:span></text:p>
      <text:p text:style-name="P13"/>
      <text:p text:style-name="P6">   <text:span text:style-name="T8">Kata Pengantar</text:span></text:p>
      <text:p text:style-name="P21">         <text:span text:style-name="T6">Dapat di buat secara spontan sesuai dengan tema serta  dengan bacaan injil atau situasi                    setempat pada waktu perayaan sabda di mulai …………………………………..</text:span></text:p>
      <text:p text:style-name="P8">Ibu-Bapak serta saudara-saudari yang di kasihi Tuhan, puji dan syukur kita haturkan kepada Allah yang Maha Kasih karena kasih-Nya telah menyatukan kita di tempat keluarga ini untuk kembali memuji dan memuliakan Dia didalam doa-doa kita.</text:p>
      <text:p text:style-name="P8">Dengan kerendahan hati dan kesadaran diri, kita telah berkumpul di sini.</text:p>
      <text:p text:style-name="P18">Semoga pikiran kita selalu dibuka oleh Allah untuk mengerti Sabda-Nya  yang akan kita dengar dan kita renungkan bersama.</text:p>
      <text:p text:style-name="P8">Biarkanlah diri kita dibimbing dan dikuasai oleh Roh Kudus sehingga ibadat kita ini berguna bagi kehidupan kita dan iman kita kepada Tuhan semakin hari semakin kuat kepada-Nya.</text:p>
      <text:p text:style-name="P18">Menyadari segala salah dan dosa kita, marilah dengan rendah hati kita memohon ampun kepada Tuhan, agar layak dan pantas merayakan ibadat sabda ini.</text:p>
      <text:p text:style-name="P22">( Marilah kita hening sejenak…..)</text:p>
      <text:p text:style-name="P13"/>
      <text:p text:style-name="P6">     <text:span text:style-name="T8">Pernyataan tobat</text:span></text:p>
      <text:p text:style-name="P19">P : Ibu-Bapak serta saudara-saudari yang di kasihi Tuhan</text:p>
      <text:p text:style-name="P19">Setelah kita menyadari akan kehadiran Tuhan di tengah-tengah kita, marilah kita dari hati yang penuh syukur kepada Tuhan, kita mengakui segala dosa kita dan memohon ampun kepada Bapa yang Maha Pengampun agar kita tetap menjadi putera-puteri Bapa yang berkenan di hati-Nya dan layak mengikuti ibadat ini.</text:p>
      <text:p text:style-name="P20">(Marilah kita hening sejenak……….)</text:p>
      <text:p text:style-name="P19">P : Saya mengaku kepada Allah Yang Maha Kuasa…..</text:p>
      <text:p text:style-name="P9">P : Semoga Allah Yang Maha Kuasa mengasihani kita, mengampuni dosa-dosa kita, dan menghantar Kita kehidupan yang kekal.</text:p>
      <text:p text:style-name="P18">U : Amin.</text:p>
      <text:p text:style-name="P13"><text:soft-page-break/></text:p>
      <text:p text:style-name="P6">   <text:span text:style-name="T8">Tuhan Kasihanilah Kami</text:span></text:p>
      <text:p text:style-name="P13"/>
      <text:p text:style-name="P19">Cara A:</text:p>
      <text:p text:style-name="P19">P : Tuhan kasihanilah kami.</text:p>
      <text:p text:style-name="P18">U : Tuhan Kasihanilah kami.</text:p>
      <text:p text:style-name="P19">P : Kristus kasihanilah Kami.</text:p>
      <text:p text:style-name="P18">U : Kristus Kasihanilah Kami.</text:p>
      <text:p text:style-name="P19">P : Tuhan Kasihanilah Kami.</text:p>
      <text:p text:style-name="P18">U : Tuhan Kasihanilah Kami.</text:p>
      <text:p text:style-name="P13"/>
      <text:p text:style-name="P21"> <text:span text:style-name="T4">Atau Cara B</text:span></text:p>
      <text:p text:style-name="P9">P : Tuhan Yesus Kristus, kami mudah tersinggung dan sukar mengampuni, kurang sabar dan cepat marah.</text:p>
      <text:p text:style-name="P19">Tuhan kasihanilah kami</text:p>
      <text:p text:style-name="P14"><text:span text:style-name="T7">U : </text:span><text:span text:style-name="T2">Tuhan kasihanilah kami</text:span></text:p>
      <text:p text:style-name="P9">P : Di dalam pergaulan dengan sesama kami sering terkurung dalam kesempitan cinta diri, dan jarang mau mencintai mereka dengan sungguh.</text:p>
      <text:p text:style-name="P9">Kristus, kasihanilah kami</text:p>
      <text:p text:style-name="P14"><text:span text:style-name="T7">U  : </text:span><text:span text:style-name="T2">Kristus, kasihanilah kami</text:span></text:p>
      <text:p text:style-name="P9">P : Kami mudah sekali mengadili orang lain dan lekas iri hati kepada sesama</text:p>
      <text:p text:style-name="P9">Tuhan, kasihanilah kami</text:p>
      <text:p text:style-name="P14"><text:span text:style-name="T7">U : </text:span><text:span text:style-name="T2">Tuhan, kasihanilah kami</text:span></text:p>
      <text:p text:style-name="P13"/>
      <text:p text:style-name="P19">Atau Cara C</text:p>
      <text:p text:style-name="P9">P : Tuhan Yesus Kristus, Engkau diutus untuk menyembuhkan orang yang remuk redam hatinya</text:p>
      <text:p text:style-name="P9">Tuhan, kasihanilah kami</text:p>
      <text:p text:style-name="P14"><text:span text:style-name="T7">U  : </text:span><text:span text:style-name="T2">Tuhan, kasihanilah kami</text:span></text:p>
      <text:p text:style-name="P19">P : Engkau datang memanggil orang yang berdosa</text:p>
      <text:p text:style-name="P9">Kristus, kasihanilah kami</text:p>
      <text:p text:style-name="P14"><text:span text:style-name="T7">U  : </text:span><text:span text:style-name="T2">Kristus, kasihanilah kami</text:span></text:p>
      <text:p text:style-name="P19">P : Engkau duduk di sisi Bapa sebagai pengantara kami</text:p>
      <text:p text:style-name="P9">Tuhan, kasihanilah kami</text:p>
      <text:p text:style-name="P14"><text:span text:style-name="T7">U : </text:span><text:span text:style-name="T2">Tuhan, kasihanilah kami</text:span></text:p>
      <text:p text:style-name="P19">(Atau dinyanyikan dari Madah Bakti No. 177-187)</text:p>
      <text:p text:style-name="P13"/>
      <text:p text:style-name="P6">   <text:span text:style-name="T8">Gloria (Madah Pujian)</text:span></text:p>
      <text:p text:style-name="P9">P     : Ibu-Bapak serta saudara-saudari yang dikasihi Tuhan, marilah kita memuji dan memuliakan Tuhan Allah kita dengan madah Pujian</text:p>
      <text:p text:style-name="P19">P-U : Kemuliaan kepada Allah di surga…………….</text:p>
      <text:p text:style-name="P14"><text:span text:style-name="T11">ü  </text:span><text:span text:style-name="T6">Kalau diucapkan dari Madah Bakti No. 105</text:span></text:p>
      <text:p text:style-name="P14"><text:span text:style-name="T11">ü  </text:span><text:span text:style-name="T6">Kalau dinyanyikan dari Madah Bakti No. 192-202</text:span></text:p>
      <text:p text:style-name="P13"/>
      <text:p text:style-name="P6">    <text:span text:style-name="T8">Doa Pembuka</text:span></text:p>
      <text:p text:style-name="P21">            <text:span text:style-name="T6">(di bawakan oleh pemimpin ibadat dan disesuaikan dengan ujud doa)</text:span></text:p>
      <text:p text:style-name="P13"/>
      <text:p text:style-name="P21">          <text:span text:style-name="T6">Contoh Doa Cara A:</text:span></text:p>
      <text:p text:style-name="P21">          <text:span text:style-name="T6">P    : Marilah kita bersatu dalam doa</text:span></text:p>
      <text:p text:style-name="P18">Allah Bapa yang penuh kasih dan cinta. Pada hari ini, kami berkumpul di hadapan-Mu untuk memuji dan memuliakan Dikau serta mengenangkan ajaran dan teladan Putera-Mu Yesus Kristus Tuhan kami. Dengan rendah hati, kami mohon curahkanlah belaskasihan-Mu kepada kami semua <text:soft-page-break/>supaya kami yang rapuh dan lemah ini, jangan binasa dalam dunia yang fana ini. Demi Yesus Kristus Putera-Mu, pengantara yang hidup dan berkuasa kini dan sepanjang masa</text:p>
      <text:p text:style-name="P20">U   : Amin</text:p>
      <text:p text:style-name="P13"/>
      <text:p text:style-name="P20">Contoh Doa Cara B:</text:p>
      <text:p text:style-name="P20">P    : Marilah kita berdoa</text:p>
      <text:p text:style-name="P18">Ya Bapa yang Maha Baik kami bersyukur kepada-Mu atas segala kebaikan-Mu yang boleh kami terima hingga saat ini. Hadirlah di tengah-tengah kami dan bukalah pintu hati dan pikiran kami agar kami semua dapa mendengarkan Sabda-Mu dengan baik. Meresapkannya dalam hati dan mampu melaksanakan perintah-Mu serta bisa membuka diri hingga dapat merasakan kebaikan dan peran serta-Mu dalam hidup ini. Demi Kristus Tuhan dan pengantara kami</text:p>
      <text:p text:style-name="P20">U   : Amin</text:p>
      <text:p text:style-name="P20">Contoh Doa Cara C:</text:p>
      <text:p text:style-name="P20">P    : Marilah kita hening, untuk masuk dalam doa kita</text:p>
      <text:p text:style-name="P18">Allah Bapa Yang Pengasih dan Penyayang, Engkau membangkitkan dalam hati kami kerinduan akan kedatangan Putera-Mu. Berilah kami roh hikmat dan pengertian, roh nasihat dan keperkasaan, roh pengenalan dan takwa kepada-Mu, agar hati kami sungguh pantas menyongsong Kristus, Raja yang akan dating. Sebab Dialah Tuhan pengantara kami, yang bersama Dikau hidup dan berkuasa kini dan sepanjang segala masa.</text:p>
      <text:p text:style-name="P20">U   : Amin</text:p>
      <text:p text:style-name="P13"/>
      <text:p text:style-name="P15"><text:span text:style-name="T7">2. </text:span><text:span text:style-name="T12">Liturgi Sabda</text:span></text:p>
      <text:p text:style-name="P19">P    : Marilah kita mendengarkan dalam hati kita bacaa-bacaan suci pada hari ini</text:p>
      <text:p text:style-name="P4"><text:span text:style-name="T11">V  </text:span><text:span text:style-name="T9">Bacaan I</text:span></text:p>
      <text:p text:style-name="P20">(disesuaikan dengan kalender Liturgi atau tema dalam perayaan Sabda)</text:p>
      <text:p text:style-name="P13"/>
      <text:p text:style-name="P4"><text:span text:style-name="T11">V  </text:span><text:span text:style-name="T9">Lagu antar bacaan</text:span></text:p>
      <text:p text:style-name="P18">(diambil dari Madah Bakti No. 208-223)</text:p>
      <text:p text:style-name="P13"/>
      <text:p text:style-name="P4"><text:span text:style-name="T11">V  </text:span><text:span text:style-name="T9">Aklamasi Injil</text:span></text:p>
      <text:p text:style-name="P19">P : semoga Tuhan beserta kita</text:p>
      <text:p text:style-name="P18">U : sekarang dan selama-lamanya</text:p>
      <text:p text:style-name="P13"/>
      <text:p text:style-name="P4"><text:span text:style-name="T11">V  </text:span><text:span text:style-name="T9">Bacaan Injil</text:span></text:p>
      <text:p text:style-name="P20">(disesuaikan dengan kalender Liturgi atau tema dalam perayaan Sabda)</text:p>
      <text:p text:style-name="P19">P  : Inilah Injil Yesus Kristus menurut Matius (contoh)</text:p>
      <text:p text:style-name="P18">U  : Dimuliakanlah Tuhan</text:p>
      <text:p text:style-name="P20">(Kemudian Injil dibacakan oleh pemimpin dan disambung dengan aklamasi sesudah Injil)</text:p>
      <text:p text:style-name="P19">P  : Demikianlah Injil Tuhan</text:p>
      <text:p text:style-name="P18">U  : Terpujilah Kristus</text:p>
      <text:p text:style-name="P13"/>
      <text:p text:style-name="P4"><text:span text:style-name="T11">V  </text:span><text:span text:style-name="T9">Khotbah atau Homili atau Renungan</text:span></text:p>
      <text:p text:style-name="P20">(Pemimpin atau yang mewakili dalam memberikan renungan dapat disesuaikan dengan tema atau sesuai dengan bacaan Injil yang dibacakan pada waktu itu)</text:p>
      <text:p text:style-name="P19">Jikalau tidak memakai renungan, maka pemimpin cukup mengucapkan:</text:p>
      <text:p text:style-name="P21"> <text:span text:style-name="T6">P  : </text:span><text:span text:style-name="T4">Ibu-Bapak serta saudara-saudari yang terkasih, setelah kita mendengarkan bacaan Injil pada        hari ini, maka marilah bersama-sama meresapkannya di dalam hati kita, agar sabda Tuhan hari        ini sungguh hidup dalam diri kita</text:span></text:p>
      <text:p text:style-name="P14"><text:span text:style-name="T6">U  : </text:span><text:span text:style-name="T2">Amin</text:span></text:p>
      <text:p text:style-name="P13"/>
      <text:p text:style-name="P4"><text:span text:style-name="T11">V  </text:span><text:span text:style-name="T9">Credo atau Aku percaya atau Syahadat Singkat atau Pengakuan Iman</text:span></text:p>
      <text:p text:style-name="P20"><text:soft-page-break/>(jikalau diucapkan dari Madah Bakti No. 114 dan jikalau dinyanyikan dari Madah Bakti No. 224-227)</text:p>
      <text:p text:style-name="P14"><text:span text:style-name="T6">P  : </text:span><text:span text:style-name="T7">Ibu-Bapak serta saudara-saudari yang terkasih.Marilah kita mengungkapkan iman dan                    kepercayaan kita kepada Allah Bapa di Surga</text:span></text:p>
      <text:p text:style-name="P19">P  : Aku percaya akan Allah,</text:p>
      <text:p text:style-name="P14"><text:span text:style-name="T6">U  : </text:span><text:span text:style-name="T2">Bapa yang mahakuasa……………..</text:span></text:p>
      <text:p text:style-name="P13"/>
      <text:p text:style-name="P4"><text:span text:style-name="T11">V  </text:span><text:span text:style-name="T9">Doa Umat</text:span></text:p>
      <text:p text:style-name="P20">(Alangkah baiknya jika doa dapat disampaikan secara spontan, agar umat dapat ambil bagian dalam peribadatan)</text:p>
      <text:p text:style-name="P4"><text:span text:style-name="T6">P  : </text:span><text:span text:style-name="T2">Ibu-Bapak serta saudara-saudari yang dikasihi oleh Tuhan. Allah itu Maha baik dan Maha Pemberi. Ia dengan setia dan sabar menanti kita untuk dapat berbicara dengan Dia. Datanglah kepada-Nya maka kita akan memperoleh kebahagiaan.</text:span></text:p>
      <text:p text:style-name="P18">Untuk itu marilah kita sekarang memanjatkan doa-doa permohonan serta ungkapan hati kita di hadapan Tuhan.</text:p>
      <text:p text:style-name="P13"/>
      <text:p text:style-name="P4"><text:span text:style-name="T6">1.   Bagi Gereja.</text:span></text:p>
      <text:p text:style-name="P18">Ya Bapa yang pengasih berkatilah Gereja-Mu yang sedang mengembara di dunia ini. Jauhkanlah Gereja-Mu dari perpecahan dan kehancuran sehingga Gereja-Mu dapat membawa sukacita Kristus kepada semua orang.</text:p>
      <text:p text:style-name="P20">Marilah kita mohon….</text:p>
      <text:p text:style-name="P14"><text:span text:style-name="T6">U         : </text:span><text:span text:style-name="T5">Kabulkanlah doa kami Ya Tuhan.</text:span></text:p>
      <text:p text:style-name="P13"/>
      <text:p text:style-name="P20">2. Bagi para Pemimpin Negara kami.</text:p>
      <text:p text:style-name="P18">Bapa yang kekal dan kuasa, berkatilah dan lindungilah serta pimpinlah para pemimpin Negara kami, agar mereka dapat memimpin Negara kami dengan kebijaksanaan dan keadilan-Mu sehingga tercipta kehidupan yang damai tentram serta kesejahteraan bagi  seluruh umat manusia.</text:p>
      <text:p text:style-name="P20">Marilah kita mohon…..</text:p>
      <text:p text:style-name="P14"><text:span text:style-name="T6">U         : </text:span><text:span text:style-name="T5">Kabulkanlah doa kami Ya Tuhan.</text:span></text:p>
      <text:p text:style-name="P13"/>
      <text:p text:style-name="P10">3. Bagi mereka yang sedang sakit, terkena luka batin dan yang sedang menderita.</text:p>
      <text:p text:style-name="P18">Bapa yang pengasih dan penyayang, kami mohon kepada-Mu berilah keteguhan dan penghiburan bagi mereka yang sedang sakit, terkena luka batin dan yang sedang menderita baik jiwa maupun raganya. Semoga mereka dapat memperoleh jamahan tangan kasih-Mu, sehingga mereka semua dapat sembuh dan kembali untuk dapat memuliakan nama-Mu dalam perjalanan hidup mereka. Dan juga melalui penghiburan-Mu mereka dapat menghayati penderitaannya sebagai keikutsertaan dalam penderitaan-Mu, bukan sebagai hukuman.</text:p>
      <text:p text:style-name="P20">Marilah kita mohon…..</text:p>
      <text:p text:style-name="P14"><text:span text:style-name="T6">U         : </text:span><text:span text:style-name="T5">Kabulkanlah doa kami Ya Tuhan.</text:span></text:p>
      <text:p text:style-name="P13"/>
      <text:p text:style-name="P20">4. Bagi umat manusia yang kini masih belum mengenal Dikau.</text:p>
      <text:p text:style-name="P18">Ya Bapa, kami berdoa bagi umat manusia yang sampai pada hari ini, masih belum mengenal akan Dikau. Semoga melalui belas kasihan-Mu, bukakan mata, hati, dan pikiran mereka untuk dapat melihat bahwa Engkaulah Allah yang hidup, pemilik alam semesta ini, yang mampu memberikan kehidupan dan kebahagiaan bagi semua orang yang percaya pada-Mu. Sehingga mereka pun dapat bersama-sama dengan kami untuk memuji dan memuliakan nama-Mu sepanjang kehidupan kami.</text:p>
      <text:p text:style-name="P20">Marilah kita mohon…..</text:p>
      <text:p text:style-name="P14"><text:span text:style-name="T6">U         : </text:span><text:span text:style-name="T5">Kabulkanlah doa kami Ya Tuhan.</text:span></text:p>
      <text:p text:style-name="P21">                                               </text:p>
      <text:p text:style-name="P13"/>
      <text:p text:style-name="P20">5. Bagi kami yang berkumpul di tempat ini.</text:p>
      <text:p text:style-name="P18">Ya Bapa Yang Maha Baik, berikanlah kami kesehatan jiwa dan raga yang baik agar kami boleh memuji dan memuliakan Dikau di dalam kegembiraan dan kebahagiaan hati kami hari ini dan <text:soft-page-break/>selalu. Kuatkanlah iman kami dalam menghadapi situasi pengalaman pahit dan kenyataan hidup yang menggoncangkan iman kami.</text:p>
      <text:p text:style-name="P20">Marilah kia mohon….</text:p>
      <text:p text:style-name="P14"><text:span text:style-name="T6">U         : </text:span><text:span text:style-name="T5">Kabulkanlah doa kami Ya Tuhan.</text:span></text:p>
      <text:p text:style-name="P13"/>
      <text:p text:style-name="P4"><text:span text:style-name="T6">P  : </text:span><text:span text:style-name="T2">Ya Bapa Yang Maha Baik, Engkau berkendak agar semua orang menjadi selamat dan tidak ada yang binasa maka kami mohon kabulkanlah doa umat-Mu ini, moga-moga karena pimpinan-Mu dunia hidup dalam perdamaian dan keadilan serta kiranya umat-Mu memuliakan Dikau dalam ketenangan dan kebahagiaan. Demi Kristus, Tuhan dan pengantara kami yang hidup dan berkuasa, kini dan sepanjang segala masa.</text:span></text:p>
      <text:p text:style-name="P20">U  : Amin</text:p>
      <text:p text:style-name="P13"/>
      <text:p text:style-name="P4"><text:span text:style-name="T11">V  </text:span><text:span text:style-name="T9">Persembahan</text:span></text:p>
      <text:p text:style-name="P4"><text:span text:style-name="T7">a.      Lagu Persembahan</text:span></text:p>
      <text:p text:style-name="P20">(diselingi dengan lagu persembahan diambil dari MB No.228-247)</text:p>
      <text:p text:style-name="P4"><text:span text:style-name="T7">b.      Doa Persembahan</text:span></text:p>
      <text:p text:style-name="P4"><text:span text:style-name="T7">P  : </text:span><text:span text:style-name="T2">Ya Bapa yang Maha Baik. Puji dan syukur kami haturkan kepada-Mu untuk semua cinta dan kebaikan yang kami terima dari pada-Mu. Kini kami persembahkan kepada-Mu seluruh kehidupan kami, seluruh suka dan duka kami. Terimalah persembahan kami ini dan jadikanlah kami semua yang hadir di sini hanya menurut kehendak-Mu hari ini dan selalu. Demi Kristus Tuhan dan pengantara kami.</text:span></text:p>
      <text:p text:style-name="P14"><text:span text:style-name="T7">U   : </text:span><text:span text:style-name="T2">Amin</text:span></text:p>
      <text:p text:style-name="P13"/>
      <text:p text:style-name="P4"><text:span text:style-name="T11">V  </text:span><text:span text:style-name="T9">Bapa Kami</text:span></text:p>
      <text:p text:style-name="P4"><text:span text:style-name="T7">P          : </text:span><text:span text:style-name="T2">Ibu-Bapak serta saudara-saudari yang terkasih, kita telah menerima Roh Kudus yang menjadikan kita Putera-Puteri Allah. Maka dengan kuasa Roh Kudus itu kita berani berdoa seperti yang diajarkan oleh Yesus kepada kita.</text:span></text:p>
      <text:p text:style-name="P8">P-U      :.Bapa kami yang ada di Surga………</text:p>
      <text:p text:style-name="P10">(dapat dinyanyikan dari Madah Bakti No. 142-144 atau 632)</text:p>
      <text:p text:style-name="P3"/>
      <text:p text:style-name="P7">  </text:p>
      <text:p text:style-name="P5"><text:span text:style-name="T1">3.   Ritus penutup</text:span></text:p>
      <text:p text:style-name="P13"/>
      <text:p text:style-name="P3"/>
      <text:p text:style-name="P4"><text:span text:style-name="T11">V  </text:span><text:span text:style-name="T7">Doa penutup</text:span></text:p>
      <text:p text:style-name="P13"/>
      <text:p text:style-name="P19">Contoh Doa Cara A:</text:p>
      <text:p text:style-name="P19">P  : Marilah kita akhiri ibadat kita ini dengan berdoa</text:p>
      <text:p text:style-name="P21">    <text:span text:style-name="T3">Ya Bapa yang Maha Kuasa, sinarilah hati kami dengan buah-buah Roh Kudus-Mu agar semakin hari              semakin dewasa dalam beriman kepada-Mu. Jauhkanlah kami dari semua kesulitan hidup serta                        persatukanlah kami dengan kurban Yesus Kristus Putera-Mu yang hidup dan berkuasa kini dan sepanjang        masa.</text:span></text:p>
      <text:p text:style-name="P19">U  : Amin</text:p>
      <text:p text:style-name="P13"/>
      <text:p text:style-name="P19">Contoh Doa Cara B:</text:p>
      <text:p text:style-name="P19">P  : Marilah kita tutup perayaan Sabda dengan doa penutup</text:p>
      <text:p text:style-name="P21">     <text:span text:style-name="T3">Allah Bapa yang bertahta dalam Kerajaan Surga, terima kasih Engkau telah menyertai sepanjang ibadat ini.       Semoga Sabda-Mu tetap tinggal di antara kami dan sungguh menjadi pedoman hidup kami. Sehingga apa         yang kami lakukan selalu sesuai denan kehendak-Mu. Serta iman kami semakin tumbuh dan berkembang.       Demi Kristus yang hidup bersatu dengan Roh Kudus kini dan sepanjang masa.</text:span></text:p>
      <text:p text:style-name="P19">U  : Amin</text:p>
      <text:p text:style-name="P13"/>
      <text:p text:style-name="P19">Contoh Doa Cara C:</text:p>
      <text:p text:style-name="P19"><text:soft-page-break/>P  : Marilah kita bersatu di dalam doa</text:p>
      <text:p text:style-name="P21">       <text:span text:style-name="T3">Allah Yang penuh cinta dan kasih, kami bersyukur karena cinta yang Engkau tunjukan kepada kami.             Semoga kami hidup takwa sesuai dengan perintah dan larangan-Mu, sambil menyesal atas dosa dan                 kesalahan kami. Semoga kami mengalami belas kasih-Mu dan memuji cinta-Mu yang begitu limpah.                Peliharalah kami, sehingga kami hidup tanpa noda dosa, sampai kelak tibalah saatnya kami boleh menghadap    Putera-Mu. Sebab Dialah Tuhan dan pengantara kami, yang hidup dan berkuasa kini dan sepanjang  segala      masa.</text:span></text:p>
      <text:p text:style-name="P19">U  : Amin</text:p>
      <text:p text:style-name="P13"/>
      <text:p text:style-name="P19"/>
      <text:p text:style-name="P4"><text:span text:style-name="T11">V  </text:span><text:span text:style-name="T9">Pengumuman</text:span></text:p>
      <text:p text:style-name="P13"/>
      <text:p text:style-name="P4"><text:span text:style-name="T11">V  </text:span><text:span text:style-name="T9">Berkat</text:span></text:p>
      <text:p text:style-name="P19">P :  Marilah kita mohon berkat dari Tuhan</text:p>
      <text:p text:style-name="P19">P :  Semoga Tuhan beserta kita.</text:p>
      <text:p text:style-name="P18">U :  sekarang dan selama-lamanya</text:p>
      <text:p text:style-name="P14"><text:span text:style-name="T7">P : Semoga kita semua yang hadir saat ini, orang-orang yang kita doakan,sanak keluarga kita,                saudara kita, aktivitas, pekerjaan, pendidikan serta perjalanan hidup  kita selalu diberkati oleh        Allah Bapa Yang Maha Kuasa </text:span></text:p>
      <text:p text:style-name="P19">P  : Dalam Nama Bapa dan Putera dan Roh Kudus</text:p>
      <text:p text:style-name="P18">U  : Amin</text:p>
      <text:p text:style-name="P13"/>
      <text:p text:style-name="P4"><text:span text:style-name="T11">V  </text:span><text:span text:style-name="T9">Pengutusan</text:span></text:p>
      <text:p text:style-name="P6">     <text:span text:style-name="T4">P :  Ibu-Bapak serta saudara-saudari yang terkasih Ibadat sabda kita telah selesai.</text:span></text:p>
      <text:p text:style-name="P18">U :  Syukur kepada Allah.</text:p>
      <text:p text:style-name="P19">P  : Marilah kita berani mewartakan sabda Tuhan</text:p>
      <text:p text:style-name="P18">U  : Amin</text:p>
      <text:p text:style-name="P18">Lagu penutup</text:p>
      <text:p text:style-name="P20">(dapat diambil dari Madah Bakti dan disesuaikan dengan tema atau perayaan-perayaan yang bertepatan pada perayaan Sabda pada hari itu)</text:p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Rounded MT Bold" svg:font-family="'Arial Rounded MT Bold', sans-serif"/>
    <style:font-face style:name="Bauhaus 93" svg:font-family="'Bauhaus 93'"/>
    <style:font-face style:name="Cambria" svg:font-family="Cambria, serif"/>
    <style:font-face style:name="Lohit Devanagari1" svg:font-family="'Lohit Devanagari'"/>
    <style:font-face style:name="Times New Roman" svg:font-family="'Times New Roman', serif"/>
    <style:font-face style:name="Trebuchet MS" svg:font-family="'Trebuchet MS', Trebuchet, sans-serif"/>
    <style:font-face style:name="Wingdings" svg:font-family="Wingding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3:48:23.248245608</meta:creation-date>
    <dc:date>2018-02-08T13:51:14.706585928</dc:date>
    <meta:editing-duration>PT2M56S</meta:editing-duration>
    <meta:editing-cycles>1</meta:editing-cycles>
    <meta:document-statistic meta:table-count="0" meta:image-count="0" meta:object-count="0" meta:page-count="6" meta:paragraph-count="170" meta:word-count="1935" meta:character-count="12821" meta:non-whitespace-character-count="10531"/>
    <meta:generator>LibreOffice/5.4.2.2$Linux_X86_64 LibreOffice_project/40m0$Build-2</meta:generator>
  </office:meta>
</office:document-meta>
</file>